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2.29cm" fo:min-width="3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76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639cm" fo:min-width="14.105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639cm" fo:min-width="14.105cm"/>
      <style:paragraph-properties style:writing-mode="lr-tb"/>
    </style:style>
    <style:style style:name="gr12" style:family="graphic" style:parent-style-name="standard">
      <style:graphic-properties draw:fill-color="#ff4000" draw:textarea-horizontal-align="justify" draw:textarea-vertical-align="middle" draw:auto-grow-height="false" fo:min-height="0.639cm" fo:min-width="14.105cm"/>
      <style:paragraph-properties style:writing-mode="lr-tb"/>
    </style:style>
    <style:style style:name="gr13" style:family="graphic" style:parent-style-name="standard">
      <style:graphic-properties draw:stroke="none" svg:stroke-color="#ff4000" draw:fill="none" draw:fill-color="#ffbf00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4000"/>
      <style:paragraph-properties fo:text-align="center"/>
    </style:style>
    <style:style style:name="P9" style:family="paragraph">
      <style:text-properties fo:color="#ffbf00" fo:font-weight="bold" style:font-weight-asian="bold" style:font-weight-complex="bold"/>
    </style:style>
    <style:style style:name="P10" style:family="paragraph">
      <loext:graphic-properties draw:fill="none" draw:fill-color="#ffbf00"/>
      <style:text-properties fo:color="#ffbf00" fo:font-weight="bold" style:font-weight-asian="bold" style:font-weight-complex="bold"/>
    </style:style>
    <style:style style:name="P11" style:family="paragraph">
      <style:text-properties fo:color="#ff8000" fo:font-weight="bold" style:font-weight-asian="bold" style:font-weight-complex="bold"/>
    </style:style>
    <style:style style:name="P12" style:family="paragraph">
      <loext:graphic-properties draw:fill="none" draw:fill-color="#ffbf00"/>
      <style:text-properties fo:color="#ff8000" fo:font-weight="bold" style:font-weight-asian="bold" style:font-weight-complex="bold"/>
    </style:style>
    <style:style style:name="P13" style:family="paragraph">
      <style:text-properties fo:color="#ff4000" fo:font-weight="bold" style:font-weight-asian="bold" style:font-weight-complex="bold"/>
    </style:style>
    <style:style style:name="P14" style:family="paragraph">
      <loext:graphic-properties draw:fill="none" draw:fill-color="#ffbf00"/>
      <style:text-properties fo:color="#ff4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54cm" svg:x="5.989cm" svg:y="8.235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5.989cm" svg:y="11.464cm">
          <text:p text:style-name="P1">NPC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83cm" svg:height="0.962cm" svg:x="6.343cm" svg:y="6.716cm">
          <draw:text-box>
            <text:p>Humanoid</text:p>
          </draw:text-box>
        </draw:frame>
        <draw:custom-shape draw:style-name="gr3" draw:text-style-name="P3" draw:layer="layout" svg:width="4.191cm" svg:height="2.54cm" svg:x="10.789cm" svg:y="8.236cm">
          <text:p text:style-name="P1">Item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882cm" svg:height="0.962cm" svg:x="11.707cm" svg:y="6.716cm">
          <draw:text-box>
            <text:p>Objects</text:p>
          </draw:text-box>
        </draw:frame>
        <draw:custom-shape draw:style-name="gr3" draw:text-style-name="P3" draw:layer="layout" svg:width="4.191cm" svg:height="2.54cm" svg:x="10.789cm" svg:y="11.436cm">
          <text:p text:style-name="P1">Trig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5.989cm" svg:y="14.664cm">
          <text:p text:style-name="P1">Enem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91cm" svg:height="2.54cm" svg:x="10.789cm" svg:y="14.636cm">
          <text:p text:style-name="P1">Destination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787cm" svg:height="0.962cm" svg:x="8.107cm" svg:y="5.262cm">
          <draw:text-box>
            <text:p text:style-name="P4"><text:span text:style-name="T1">Game objects</text:span></text:p>
          </draw:text-box>
        </draw:frame>
        <draw:frame draw:style-name="gr6" draw:text-style-name="P5" draw:layer="layout" svg:width="2.311cm" svg:height="1.27cm" svg:x="9.345cm" svg:y="1.762cm">
          <draw:text-box>
            <text:p text:style-name="P4"><text:span text:style-name="T1">Quest</text:span></text:p>
          </draw:text-box>
        </draw:frame>
        <draw:frame draw:style-name="gr7" draw:text-style-name="P2" draw:layer="layout" svg:width="2.159cm" svg:height="1.016cm" svg:x="4.556cm" svg:y="3.286cm">
          <draw:text-box>
            <text:p>name</text:p>
          </draw:text-box>
        </draw:frame>
        <draw:frame draw:style-name="gr8" draw:text-style-name="P2" draw:layer="layout" svg:width="2.666cm" svg:height="1.175cm" svg:x="9.128cm" svg:y="3.286cm">
          <draw:text-box>
            <text:p>uiname</text:p>
          </draw:text-box>
        </draw:frame>
        <draw:frame draw:style-name="gr9" draw:text-style-name="P2" draw:layer="layout" svg:width="3.681cm" svg:height="0.962cm" svg:x="13.702cm" svg:y="3.34cm">
          <draw:text-box>
            <text:p>description</text:p>
          </draw:text-box>
        </draw:frame>
        <draw:custom-shape draw:style-name="gr10" draw:text-style-name="P6" draw:layer="layout" svg:width="14.605cm" svg:height="0.889cm" svg:x="3.159cm" svg:y="18.526cm">
          <text:p text:style-name="P1">Array[] requirement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4.605cm" svg:height="0.889cm" svg:x="3.159cm" svg:y="19.926cm">
          <text:p text:style-name="P1">Array[] task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4.605cm" svg:height="0.889cm" svg:x="3.159cm" svg:y="21.326cm">
          <text:p text:style-name="P1">Array[] reward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3" draw:text-style-name="P10" draw:layer="layout" svg:width="4.989cm" svg:height="0.962cm" svg:x="8.457cm" svg:y="4.737cm">
          <draw:text-box>
            <text:p text:style-name="P9"><text:span text:style-name="T1">Requerements</text:span></text:p>
          </draw:text-box>
        </draw:frame>
        <draw:custom-shape draw:style-name="gr1" draw:text-style-name="P1" draw:layer="layout" svg:width="4.191cm" svg:height="2.54cm" svg:x="1.762cm" svg:y="1.762cm">
          <text:p text:style-name="P1">Player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206cm" svg:height="0.962cm" svg:x="8.351cm" svg:y="6.286cm">
          <draw:text-box>
            <text:p>DONE Quest</text:p>
          </draw:text-box>
        </draw:frame>
        <draw:frame draw:style-name="gr15" draw:text-style-name="P2" draw:layer="layout" svg:width="8.202cm" svg:height="0.962cm" svg:x="8.419cm" svg:y="7.477cm">
          <draw:text-box>
            <text:p>HAS Item/s quantity</text:p>
          </draw:text-box>
        </draw:frame>
        <draw:frame draw:style-name="gr13" draw:text-style-name="P12" draw:layer="layout" svg:width="2.518cm" svg:height="0.962cm" svg:x="8.515cm" svg:y="8.874cm">
          <draw:text-box>
            <text:p text:style-name="P11"><text:span text:style-name="T1">Tasks</text:span></text:p>
          </draw:text-box>
        </draw:frame>
        <draw:frame draw:style-name="gr14" draw:text-style-name="P2" draw:layer="layout" svg:width="6.805cm" svg:height="0.962cm" svg:x="8.352cm" svg:y="10.387cm">
          <draw:text-box>
            <text:p>SPEAK NPC Dialogue</text:p>
          </draw:text-box>
        </draw:frame>
        <draw:frame draw:style-name="gr16" draw:text-style-name="P2" draw:layer="layout" svg:width="6.423cm" svg:height="0.962cm" svg:x="8.42cm" svg:y="11.657cm">
          <draw:text-box>
            <text:p>KILL Enemy quantity</text:p>
          </draw:text-box>
        </draw:frame>
        <draw:frame draw:style-name="gr17" draw:text-style-name="P5" draw:layer="layout" svg:width="6.608cm" svg:height="0.962cm" svg:x="8.108cm" svg:y="1.262cm">
          <draw:text-box>
            <text:p text:style-name="P4"><text:span text:style-name="T1">Quest configuration</text:span></text:p>
          </draw:text-box>
        </draw:frame>
        <draw:frame draw:style-name="gr14" draw:text-style-name="P2" draw:layer="layout" svg:width="6.7cm" svg:height="0.962cm" svg:x="8.351cm" svg:y="2.486cm">
          <draw:text-box>
            <text:p>START NPC Dialogue</text:p>
          </draw:text-box>
        </draw:frame>
        <draw:frame draw:style-name="gr14" draw:text-style-name="P2" draw:layer="layout" svg:width="7.191cm" svg:height="0.962cm" svg:x="8.351cm" svg:y="3.486cm">
          <draw:text-box>
            <text:p>RUNING NPC Dialogue</text:p>
          </draw:text-box>
        </draw:frame>
        <draw:frame draw:style-name="gr18" draw:text-style-name="P2" draw:layer="layout" svg:width="8.327cm" svg:height="0.962cm" svg:x="8.421cm" svg:y="12.957cm">
          <draw:text-box>
            <text:p>TRIGGER Trigger/Switch</text:p>
          </draw:text-box>
        </draw:frame>
        <draw:frame draw:style-name="gr18" draw:text-style-name="P2" draw:layer="layout" svg:width="8.327cm" svg:height="0.962cm" svg:x="8.422cm" svg:y="14.257cm">
          <draw:text-box>
            <text:p>REACH Destination</text:p>
          </draw:text-box>
        </draw:frame>
        <draw:frame draw:style-name="gr18" draw:text-style-name="P2" draw:layer="layout" svg:width="8.327cm" svg:height="0.962cm" svg:x="8.423cm" svg:y="15.457cm">
          <draw:text-box>
            <text:p>COLLECT Item quantity</text:p>
          </draw:text-box>
        </draw:frame>
        <draw:frame draw:style-name="gr13" draw:text-style-name="P14" draw:layer="layout" svg:width="4.989cm" svg:height="0.962cm" svg:x="8.458cm" svg:y="16.738cm">
          <draw:text-box>
            <text:p text:style-name="P13"><text:span text:style-name="T1">Rewards</text:span></text:p>
          </draw:text-box>
        </draw:frame>
        <draw:frame draw:style-name="gr19" draw:text-style-name="P2" draw:layer="layout" svg:width="10.047cm" svg:height="0.962cm" svg:x="8.352cm" svg:y="18.287cm">
          <draw:text-box>
            <text:p>GIVE Item/s Dialogu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3:53:52.892322763</meta:creation-date>
    <dc:date>2021-04-13T15:45:10.146643864</dc:date>
    <meta:editing-duration>PT1H17M10S</meta:editing-duration>
    <meta:editing-cycles>16</meta:editing-cycles>
    <meta:generator>LibreOffice/6.4.6.2$Linux_X86_64 LibreOffice_project/40$Build-2</meta:generator>
    <meta:document-statistic meta:object-count="31"/>
  </office:meta>
</office:document-meta>
</file>